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547cm"/>
    </style:style>
    <style:style style:name="co3" style:family="table-column">
      <style:table-column-properties fo:break-before="auto" style:column-width="2.688cm"/>
    </style:style>
    <style:style style:name="co4" style:family="table-column">
      <style:table-column-properties fo:break-before="auto" style:column-width="2.173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42cm"/>
    </style:style>
    <style:style style:name="co8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Sylfaen" fo:font-weight="bold" style:font-weight-asian="bold" style:font-weight-complex="bold"/>
    </style:style>
    <style:style style:name="ce8" style:family="table-cell" style:parent-style-name="Default">
      <style:text-properties style:font-name="Sylfaen"/>
    </style:style>
  </office:automatic-styles>
  <office:body>
    <office:spreadsheet>
      <table:calculation-settings table:automatic-find-labels="false" table:use-regular-expressions="false" table:use-wildcards="true"/>
      <table:table table:name="Center taxes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1" table:default-cell-style-name="ce8"/>
        <table:table-column table:style-name="co7" table:default-cell-style-name="ce8"/>
        <table:table-column table:style-name="co6" table:number-columns-repeated="51" table:default-cell-style-name="ce8"/>
        <table:table-column table:style-name="co6" table:number-columns-repeated="956" table:default-cell-style-name="Default"/>
        <table:table-row table:style-name="ro1"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Max Population</text:p>
          </table:table-cell>
          <table:table-cell table:style-name="ce1" office:value-type="string" calcext:value-type="string">
            <text:p>Noble %</text:p>
          </table:table-cell>
          <table:table-cell table:style-name="ce1" office:value-type="string" calcext:value-type="string">
            <text:p>Artisan %</text:p>
          </table:table-cell>
          <table:table-cell table:style-name="ce1" office:value-type="string" calcext:value-type="string">
            <text:p>Serf %</text:p>
          </table:table-cell>
          <table:table-cell table:style-name="ce1" office:value-type="string" calcext:value-type="string">
            <text:p>Noble Amount</text:p>
          </table:table-cell>
          <table:table-cell table:style-name="ce1" office:value-type="string" calcext:value-type="string">
            <text:p>Artisan Amount</text:p>
          </table:table-cell>
          <table:table-cell table:style-name="ce1" office:value-type="string" calcext:value-type="string">
            <text:p>Serf Amount</text:p>
          </table:table-cell>
          <table:table-cell table:style-name="ce1" table:number-columns-repeated="13"/>
          <table:table-cell table:style-name="ce2" table:number-columns-repeated="47"/>
          <table:table-cell table:style-name="ce1" table:number-columns-repeated="956"/>
        </table:table-row>
        <table:table-row table:style-name="ro1">
          <table:table-cell table:style-name="ce1" office:value-type="string" calcext:value-type="string">
            <text:p>Town</text:p>
          </table:table-cell>
          <table:table-cell table:style-name="Default" office:value-type="float" office:value="34000" calcext:value-type="float">
            <text:p>340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table:formula="of:=[.$B2]*[.C2]/100" office:value-type="float" office:value="3400" calcext:value-type="float">
            <text:p>3400</text:p>
          </table:table-cell>
          <table:table-cell table:style-name="Default" table:formula="of:=[.$B2]*[.D2]/100" office:value-type="float" office:value="6800" calcext:value-type="float">
            <text:p>6800</text:p>
          </table:table-cell>
          <table:table-cell table:style-name="Default" table:formula="of:=[.$B2]*[.E2]/100" office:value-type="float" office:value="23800" calcext:value-type="float">
            <text:p>23800</text:p>
          </table:table-cell>
          <table:table-cell table:style-name="Default" table:number-columns-repeated="13"/>
          <table:table-cell table:number-columns-repeated="1003"/>
        </table:table-row>
        <table:table-row table:style-name="ro1">
          <table:table-cell table:style-name="ce1" office:value-type="string" calcext:value-type="string">
            <text:p>Castle</text:p>
          </table:table-cell>
          <table:table-cell table:style-name="Default" office:value-type="float" office:value="8000" calcext:value-type="float">
            <text:p>800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table:formula="of:=[.$B3]*[.C3]/100" office:value-type="float" office:value="1200" calcext:value-type="float">
            <text:p>1200</text:p>
          </table:table-cell>
          <table:table-cell table:style-name="Default" table:formula="of:=[.$B3]*[.D3]/100" office:value-type="float" office:value="2000" calcext:value-type="float">
            <text:p>2000</text:p>
          </table:table-cell>
          <table:table-cell table:style-name="Default" table:formula="of:=[.$B3]*[.E3]/100" office:value-type="float" office:value="4800" calcext:value-type="float">
            <text:p>4800</text:p>
          </table:table-cell>
          <table:table-cell table:style-name="Default" table:number-columns-repeated="13"/>
          <table:table-cell table:number-columns-repeated="1003"/>
        </table:table-row>
        <table:table-row table:style-name="ro1">
          <table:table-cell table:style-name="ce1" office:value-type="string" calcext:value-type="string">
            <text:p>Village</text:p>
          </table:table-cell>
          <table:table-cell table:style-name="Default" office:value-type="float" office:value="10000" calcext:value-type="float">
            <text:p>1000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[.$B4]*[.C4]/100" office:value-type="float" office:value="500" calcext:value-type="float">
            <text:p>500</text:p>
          </table:table-cell>
          <table:table-cell table:style-name="Default" table:formula="of:=[.$B4]*[.D4]/100" office:value-type="float" office:value="500" calcext:value-type="float">
            <text:p>500</text:p>
          </table:table-cell>
          <table:table-cell table:style-name="Default" table:formula="of:=[.$B4]*[.E4]/100" office:value-type="float" office:value="9000" calcext:value-type="float">
            <text:p>9000</text:p>
          </table:table-cell>
          <table:table-cell table:style-name="Default" table:number-columns-repeated="13"/>
          <table:table-cell table:number-columns-repeated="1003"/>
        </table:table-row>
        <table:table-row table:style-name="ro1">
          <table:table-cell table:style-name="ce1"/>
          <table:table-cell table:style-name="Default" table:number-columns-repeated="20"/>
          <table:table-cell table:number-columns-repeated="1003"/>
        </table:table-row>
        <table:table-row table:style-name="ro1">
          <table:table-cell table:style-name="ce1"/>
          <table:table-cell table:style-name="Default" office:value-type="string" calcext:value-type="string">
            <text:p>Taxes Total</text:p>
          </table:table-cell>
          <table:table-cell table:style-name="Default" office:value-type="string" calcext:value-type="string">
            <text:p>Taxes Noble</text:p>
          </table:table-cell>
          <table:table-cell table:style-name="Default" office:value-type="string" calcext:value-type="string">
            <text:p>Taxes Artisan</text:p>
          </table:table-cell>
          <table:table-cell table:style-name="Default" office:value-type="string" calcext:value-type="string">
            <text:p>Taxes Serf</text:p>
          </table:table-cell>
          <table:table-cell table:style-name="Default" office:value-type="string" calcext:value-type="string">
            <text:p>Mult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Share</text:p>
          </table:table-cell>
          <table:table-cell table:style-name="Default" office:value-type="string" calcext:value-type="string">
            <text:p>With Share</text:p>
          </table:table-cell>
          <table:table-cell table:style-name="Default" table:number-columns-repeated="12"/>
          <table:table-cell table:number-columns-repeated="1003"/>
        </table:table-row>
        <table:table-row table:style-name="ro1">
          <table:table-cell table:style-name="ce1" office:value-type="string" calcext:value-type="string">
            <text:p>Town</text:p>
          </table:table-cell>
          <table:table-cell table:style-name="Default" table:formula="of:=SUM([.C7:.E7])" office:value-type="float" office:value="129200" calcext:value-type="float">
            <text:p>129200</text:p>
          </table:table-cell>
          <table:table-cell table:style-name="Default" table:formula="of:=[.B$12]*[.F2]" office:value-type="float" office:value="54400" calcext:value-type="float">
            <text:p>54400</text:p>
          </table:table-cell>
          <table:table-cell table:style-name="Default" table:formula="of:=[.B$13]*[.G2]" office:value-type="float" office:value="27200" calcext:value-type="float">
            <text:p>27200</text:p>
          </table:table-cell>
          <table:table-cell table:style-name="Default" table:formula="of:=[.B$14]*[.H2]" office:value-type="float" office:value="47600" calcext:value-type="float">
            <text:p>47600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table:formula="of:=[.B7]*[.F7]" office:value-type="float" office:value="116280" calcext:value-type="float">
            <text:p>116280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table:formula="of:=[.G7]+[.H7]*[.G$9]" office:value-type="float" office:value="131400" calcext:value-type="float">
            <text:p>131400</text:p>
          </table:table-cell>
          <table:table-cell table:style-name="Default" table:number-columns-repeated="12"/>
          <table:table-cell table:style-name="ce2" table:number-columns-repeated="47"/>
          <table:table-cell table:number-columns-repeated="956"/>
        </table:table-row>
        <table:table-row table:style-name="ro1">
          <table:table-cell table:style-name="ce1" office:value-type="string" calcext:value-type="string">
            <text:p>Castle</text:p>
          </table:table-cell>
          <table:table-cell table:style-name="Default" table:formula="of:=SUM([.C8:.E8])" office:value-type="float" office:value="36800" calcext:value-type="float">
            <text:p>36800</text:p>
          </table:table-cell>
          <table:table-cell table:style-name="Default" table:formula="of:=[.B$12]*[.F3]" office:value-type="float" office:value="19200" calcext:value-type="float">
            <text:p>19200</text:p>
          </table:table-cell>
          <table:table-cell table:style-name="Default" table:formula="of:=[.B$13]*[.G3]" office:value-type="float" office:value="8000" calcext:value-type="float">
            <text:p>8000</text:p>
          </table:table-cell>
          <table:table-cell table:style-name="Default" table:formula="of:=[.B$14]*[.H3]" office:value-type="float" office:value="9600" calcext:value-type="float">
            <text:p>96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table:formula="of:=[.B8]*[.F8]" office:value-type="float" office:value="55200" calcext:value-type="float">
            <text:p>55200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table:formula="of:=[.G8]+[.H8]*[.G$9]" office:value-type="float" office:value="58980" calcext:value-type="float">
            <text:p>58980</text:p>
          </table:table-cell>
          <table:table-cell table:style-name="Default" table:number-columns-repeated="12"/>
          <table:table-cell table:number-columns-repeated="1003"/>
        </table:table-row>
        <table:table-row table:style-name="ro1">
          <table:table-cell table:style-name="ce1" office:value-type="string" calcext:value-type="string">
            <text:p>Village</text:p>
          </table:table-cell>
          <table:table-cell table:style-name="Default" table:formula="of:=SUM([.C9:.E9])" office:value-type="float" office:value="28000" calcext:value-type="float">
            <text:p>28000</text:p>
          </table:table-cell>
          <table:table-cell table:style-name="Default" table:formula="of:=[.B$12]*[.F4]" office:value-type="float" office:value="8000" calcext:value-type="float">
            <text:p>8000</text:p>
          </table:table-cell>
          <table:table-cell table:style-name="Default" table:formula="of:=[.B$13]*[.G4]" office:value-type="float" office:value="2000" calcext:value-type="float">
            <text:p>2000</text:p>
          </table:table-cell>
          <table:table-cell table:style-name="Default" table:formula="of:=[.B$14]*[.H4]" office:value-type="float" office:value="18000" calcext:value-type="float">
            <text:p>18000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table:formula="of:=[.B9]*[.F9]" office:value-type="float" office:value="12600" calcext:value-type="float">
            <text:p>12600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table:formula="of:=[.G9]+[.H9]*[.G$9]" office:value-type="float" office:value="8820" calcext:value-type="float">
            <text:p>8820</text:p>
          </table:table-cell>
          <table:table-cell table:style-name="Default" table:number-columns-repeated="12"/>
          <table:table-cell table:number-columns-repeated="1003"/>
        </table:table-row>
        <table:table-row table:style-name="ro1">
          <table:table-cell table:style-name="ce1"/>
          <table:table-cell table:style-name="Default" table:number-columns-repeated="20"/>
          <table:table-cell table:number-columns-repeated="1003"/>
        </table:table-row>
        <table:table-row table:style-name="ro1">
          <table:table-cell table:style-name="ce1"/>
          <table:table-cell table:style-name="Default" office:value-type="string" calcext:value-type="string">
            <text:p>Taxes Amount</text:p>
          </table:table-cell>
          <table:table-cell table:style-name="Default" table:number-columns-repeated="19"/>
          <table:table-cell table:number-columns-repeated="1003"/>
        </table:table-row>
        <table:table-row table:style-name="ro1">
          <table:table-cell table:style-name="ce1" office:value-type="string" calcext:value-type="string">
            <text:p>Noble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19"/>
          <table:table-cell table:style-name="ce2" table:number-columns-repeated="47"/>
          <table:table-cell table:number-columns-repeated="956"/>
        </table:table-row>
        <table:table-row table:style-name="ro1">
          <table:table-cell table:style-name="ce1" office:value-type="string" calcext:value-type="string">
            <text:p>Artisan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9"/>
          <table:table-cell table:number-columns-repeated="1003"/>
        </table:table-row>
        <table:table-row table:style-name="ro1">
          <table:table-cell table:style-name="ce1" office:value-type="string" calcext:value-type="string">
            <text:p>Serf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19"/>
          <table:table-cell table:number-columns-repeated="1003"/>
        </table:table-row>
        <table:table-row table:style-name="ro1">
          <table:table-cell table:style-name="ce1"/>
          <table:table-cell table:style-name="Default" table:number-columns-repeated="20"/>
          <table:table-cell table:number-columns-repeated="1003"/>
        </table:table-row>
        <table:table-row table:style-name="ro1">
          <table:table-cell table:style-name="ce1"/>
          <table:table-cell table:style-name="Default" office:value-type="string" calcext:value-type="string">
            <text:p>Garrison Cost</text:p>
          </table:table-cell>
          <table:table-cell table:style-name="Default" office:value-type="string" calcext:value-type="string">
            <text:p>Reduced</text:p>
          </table:table-cell>
          <table:table-cell table:style-name="Default" table:number-columns-repeated="18"/>
          <table:table-cell table:number-columns-repeated="1003"/>
        </table:table-row>
        <table:table-row table:style-name="ro1">
          <table:table-cell table:style-name="ce1" office:value-type="string" calcext:value-type="string">
            <text:p>Town</text:p>
          </table:table-cell>
          <table:table-cell table:style-name="Default" table:formula="of:=[$Goals.F8]" office:value-type="float" office:value="106425" calcext:value-type="float">
            <text:p>106425</text:p>
          </table:table-cell>
          <table:table-cell table:style-name="Default" table:formula="of:=[.B17]*[.B$21]" office:value-type="float" office:value="21285" calcext:value-type="float">
            <text:p>21285</text:p>
          </table:table-cell>
          <table:table-cell table:style-name="Default" table:formula="of:=[.C17]/[.G7]" office:value-type="float" office:value="0.183049535603715" calcext:value-type="float">
            <text:p>0.183049535603715</text:p>
          </table:table-cell>
          <table:table-cell table:style-name="Default" table:number-columns-repeated="17"/>
          <table:table-cell table:number-columns-repeated="1003"/>
        </table:table-row>
        <table:table-row table:style-name="ro1">
          <table:table-cell table:style-name="ce1" office:value-type="string" calcext:value-type="string">
            <text:p>Castle</text:p>
          </table:table-cell>
          <table:table-cell table:style-name="Default" table:formula="of:=[$Goals.F7]" office:value-type="float" office:value="52030" calcext:value-type="float">
            <text:p>52030</text:p>
          </table:table-cell>
          <table:table-cell table:style-name="Default" table:formula="of:=[.B18]*[.B$21]" office:value-type="float" office:value="10406" calcext:value-type="float">
            <text:p>10406</text:p>
          </table:table-cell>
          <table:table-cell table:style-name="Default" table:formula="of:=[.C18]/[.G8]" office:value-type="float" office:value="0.188514492753623" calcext:value-type="float">
            <text:p>0.188514492753623</text:p>
          </table:table-cell>
          <table:table-cell table:style-name="Default" table:number-columns-repeated="17"/>
          <table:table-cell table:number-columns-repeated="1003"/>
        </table:table-row>
        <table:table-row table:style-name="ro1">
          <table:table-cell table:style-name="ce1" office:value-type="string" calcext:value-type="string">
            <text:p>Village</text:p>
          </table:table-cell>
          <table:table-cell table:style-name="Default" table:formula="of:=[$Goals.D6]" office:value-type="float" office:value="5800" calcext:value-type="float">
            <text:p>5800</text:p>
          </table:table-cell>
          <table:table-cell table:style-name="Default" table:formula="of:=[.B19]*[.B$21]" office:value-type="float" office:value="1160" calcext:value-type="float">
            <text:p>1160</text:p>
          </table:table-cell>
          <table:table-cell table:style-name="Default" table:formula="of:=[.C19]/[.G9]" office:value-type="float" office:value="0.0920634920634921" calcext:value-type="float">
            <text:p>0.092063492063492</text:p>
          </table:table-cell>
          <table:table-cell table:style-name="Default" table:number-columns-repeated="17"/>
          <table:table-cell table:number-columns-repeated="1003"/>
        </table:table-row>
        <table:table-row table:style-name="ro1">
          <table:table-cell table:style-name="ce1"/>
          <table:table-cell table:style-name="Default" table:number-columns-repeated="20"/>
          <table:table-cell table:number-columns-repeated="1003"/>
        </table:table-row>
        <table:table-row table:style-name="ro1">
          <table:table-cell table:style-name="ce1" office:value-type="string" calcext:value-type="string">
            <text:p>Reduced garrison mult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table:number-columns-repeated="19"/>
          <table:table-cell table:number-columns-repeated="1003"/>
        </table:table-row>
        <table:table-row table:style-name="ro1">
          <table:table-cell table:style-name="ce1"/>
          <table:table-cell table:style-name="Default" table:number-columns-repeated="20"/>
          <table:table-cell table:number-columns-repeated="1003"/>
        </table:table-row>
        <table:table-row table:style-name="ro1">
          <table:table-cell table:style-name="ce1" office:value-type="string" calcext:value-type="string">
            <text:p>Town Lord</text:p>
          </table:table-cell>
          <table:table-cell table:style-name="Default" table:formula="of:=[$Goals.F5]" office:value-type="float" office:value="70950" calcext:value-type="float">
            <text:p>70950</text:p>
          </table:table-cell>
          <table:table-cell table:style-name="Default" table:formula="of:=[.B23]/[.I7]" office:value-type="float" office:value="0.539954337899543" calcext:value-type="float">
            <text:p>0.539954337899543</text:p>
          </table:table-cell>
          <table:table-cell table:style-name="Default" table:number-columns-repeated="18"/>
          <table:table-cell table:number-columns-repeated="1003"/>
        </table:table-row>
        <table:table-row table:style-name="ro1">
          <table:table-cell table:style-name="ce1" office:value-type="string" calcext:value-type="string">
            <text:p>Castle Lord</text:p>
          </table:table-cell>
          <table:table-cell table:style-name="Default" table:formula="of:=[$Goals.F4]" office:value-type="float" office:value="42570" calcext:value-type="float">
            <text:p>42570</text:p>
          </table:table-cell>
          <table:table-cell table:style-name="Default" table:formula="of:=[.B24]/[.I8]" office:value-type="float" office:value="0.72177009155646" calcext:value-type="float">
            <text:p>0.72177009155646</text:p>
          </table:table-cell>
          <table:table-cell table:style-name="Default" table:number-columns-repeated="18"/>
          <table:table-cell table:number-columns-repeated="1003"/>
        </table:table-row>
        <table:table-row table:style-name="ro1">
          <table:table-cell table:style-name="ce1" office:value-type="string" calcext:value-type="string">
            <text:p>Village Lord</text:p>
          </table:table-cell>
          <table:table-cell table:style-name="Default" table:formula="of:=[$Goals.E3]" office:value-type="float" office:value="7400" calcext:value-type="float">
            <text:p>7400</text:p>
          </table:table-cell>
          <table:table-cell table:style-name="Default" table:formula="of:=[.B25]/[.I9]" office:value-type="float" office:value="0.839002267573696" calcext:value-type="float">
            <text:p>0.839002267573696</text:p>
          </table:table-cell>
          <table:table-cell table:style-name="Default" table:number-columns-repeated="18"/>
          <table:table-cell table:number-columns-repeated="1003"/>
        </table:table-row>
        <table:table-row table:style-name="ro1">
          <table:table-cell table:style-name="ce1"/>
          <table:table-cell table:style-name="Default" table:number-columns-repeated="20"/>
          <table:table-cell table:number-columns-repeated="100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als" table:style-name="ta1">
        <table:table-column table:style-name="co6" table:default-cell-style-name="ce8"/>
        <table:table-column table:style-name="co8" table:default-cell-style-name="ce8"/>
        <table:table-column table:style-name="co6" table:number-columns-repeated="1022" table:default-cell-style-name="ce8"/>
        <table:table-row table:style-name="ro1">
          <table:table-cell/>
          <table:table-cell office:value-type="string" calcext:value-type="string">
            <text:p>Wanted party s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fless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B2]*(([.D$10]*[.$B$10]/100)+[.D$11]*[.$B$11]/100+[.D$12]*[.$B$12]/100+[.D$13]*[.$B$13]/100+[.D$14]*[.$B$14]/100)" office:value-type="float" office:value="1450" calcext:value-type="float">
            <text:p>1450</text:p>
          </table:table-cell>
          <table:table-cell table:formula="of:=[.$B2]*(([.E$10]*[.$B$10]/100)+[.E$11]*[.$B$11]/100+[.E$12]*[.$B$12]/100+[.E$13]*[.$B$13]/100+[.E$14]*[.$B$14]/100)" office:value-type="float" office:value="1850" calcext:value-type="float">
            <text:p>1850</text:p>
          </table:table-cell>
          <table:table-cell table:formula="of:=[.$B2]*(([.F$10]*[.$B$10]/100)+[.F$11]*[.$B$11]/100+[.F$12]*[.$B$12]/100+[.F$13]*[.$B$13]/100+[.F$14]*[.$B$14]/100)" office:value-type="float" office:value="2365" calcext:value-type="float">
            <text:p>2365</text:p>
          </table:table-cell>
          <table:table-cell table:formula="of:=[.$B2]*(([.G$10]*[.$B$10]/100)+[.G$11]*[.$B$11]/100+[.G$12]*[.$B$12]/100+[.G$13]*[.$B$13]/100+[.G$14]*[.$B$14]/100)" office:value-type="float" office:value="3001" calcext:value-type="float">
            <text:p>3001</text:p>
          </table:table-cell>
          <table:table-cell table:formula="of:=[.$B2]*(([.H$10]*[.$B$10]/100)+[.H$11]*[.$B$11]/100+[.H$12]*[.$B$12]/100+[.H$13]*[.$B$13]/100+[.H$14]*[.$B$14]/100)" office:value-type="float" office:value="3437" calcext:value-type="float">
            <text:p>3437</text:p>
          </table:table-cell>
          <table:table-cell table:formula="of:=[.$B2]*(([.I$10]*[.$B$10]/100)+[.I$11]*[.$B$11]/100+[.I$12]*[.$B$12]/100+[.I$13]*[.$B$13]/100+[.I$14]*[.$B$14]/100)" office:value-type="float" office:value="4122.5" calcext:value-type="float">
            <text:p>4122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llage Lord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$B3]*(([.D$10]*[.$B$10]/100)+[.D$11]*[.$B$11]/100+[.D$12]*[.$B$12]/100+[.D$13]*[.$B$13]/100+[.D$14]*[.$B$14]/100)" office:value-type="float" office:value="5800" calcext:value-type="float">
            <text:p>5800</text:p>
          </table:table-cell>
          <table:table-cell table:formula="of:=[.$B3]*(([.E$10]*[.$B$10]/100)+[.E$11]*[.$B$11]/100+[.E$12]*[.$B$12]/100+[.E$13]*[.$B$13]/100+[.E$14]*[.$B$14]/100)" office:value-type="float" office:value="7400" calcext:value-type="float">
            <text:p>7400</text:p>
          </table:table-cell>
          <table:table-cell table:formula="of:=[.$B3]*(([.F$10]*[.$B$10]/100)+[.F$11]*[.$B$11]/100+[.F$12]*[.$B$12]/100+[.F$13]*[.$B$13]/100+[.F$14]*[.$B$14]/100)" office:value-type="float" office:value="9460" calcext:value-type="float">
            <text:p>9460</text:p>
          </table:table-cell>
          <table:table-cell table:formula="of:=[.$B3]*(([.G$10]*[.$B$10]/100)+[.G$11]*[.$B$11]/100+[.G$12]*[.$B$12]/100+[.G$13]*[.$B$13]/100+[.G$14]*[.$B$14]/100)" office:value-type="float" office:value="12004" calcext:value-type="float">
            <text:p>12004</text:p>
          </table:table-cell>
          <table:table-cell table:formula="of:=[.$B3]*(([.H$10]*[.$B$10]/100)+[.H$11]*[.$B$11]/100+[.H$12]*[.$B$12]/100+[.H$13]*[.$B$13]/100+[.H$14]*[.$B$14]/100)" office:value-type="float" office:value="13748" calcext:value-type="float">
            <text:p>13748</text:p>
          </table:table-cell>
          <table:table-cell table:formula="of:=[.$B3]*(([.I$10]*[.$B$10]/100)+[.I$11]*[.$B$11]/100+[.I$12]*[.$B$12]/100+[.I$13]*[.$B$13]/100+[.I$14]*[.$B$14]/100)" office:value-type="float" office:value="16490" calcext:value-type="float">
            <text:p>164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stle Lord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$B4]*(([.D$10]*[.$B$10]/100)+[.D$11]*[.$B$11]/100+[.D$12]*[.$B$12]/100+[.D$13]*[.$B$13]/100+[.D$14]*[.$B$14]/100)" office:value-type="float" office:value="26100" calcext:value-type="float">
            <text:p>26100</text:p>
          </table:table-cell>
          <table:table-cell table:formula="of:=[.$B4]*(([.E$10]*[.$B$10]/100)+[.E$11]*[.$B$11]/100+[.E$12]*[.$B$12]/100+[.E$13]*[.$B$13]/100+[.E$14]*[.$B$14]/100)" office:value-type="float" office:value="33300" calcext:value-type="float">
            <text:p>33300</text:p>
          </table:table-cell>
          <table:table-cell table:formula="of:=[.$B4]*(([.F$10]*[.$B$10]/100)+[.F$11]*[.$B$11]/100+[.F$12]*[.$B$12]/100+[.F$13]*[.$B$13]/100+[.F$14]*[.$B$14]/100)" office:value-type="float" office:value="42570" calcext:value-type="float">
            <text:p>42570</text:p>
          </table:table-cell>
          <table:table-cell table:formula="of:=[.$B4]*(([.G$10]*[.$B$10]/100)+[.G$11]*[.$B$11]/100+[.G$12]*[.$B$12]/100+[.G$13]*[.$B$13]/100+[.G$14]*[.$B$14]/100)" office:value-type="float" office:value="54018" calcext:value-type="float">
            <text:p>54018</text:p>
          </table:table-cell>
          <table:table-cell table:formula="of:=[.$B4]*(([.H$10]*[.$B$10]/100)+[.H$11]*[.$B$11]/100+[.H$12]*[.$B$12]/100+[.H$13]*[.$B$13]/100+[.H$14]*[.$B$14]/100)" office:value-type="float" office:value="61866" calcext:value-type="float">
            <text:p>61866</text:p>
          </table:table-cell>
          <table:table-cell table:formula="of:=[.$B4]*(([.I$10]*[.$B$10]/100)+[.I$11]*[.$B$11]/100+[.I$12]*[.$B$12]/100+[.I$13]*[.$B$13]/100+[.I$14]*[.$B$14]/100)" office:value-type="float" office:value="74205" calcext:value-type="float">
            <text:p>742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wn Lord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$B5]*(([.D$10]*[.$B$10]/100)+[.D$11]*[.$B$11]/100+[.D$12]*[.$B$12]/100+[.D$13]*[.$B$13]/100+[.D$14]*[.$B$14]/100)" office:value-type="float" office:value="43500" calcext:value-type="float">
            <text:p>43500</text:p>
          </table:table-cell>
          <table:table-cell table:formula="of:=[.$B5]*(([.E$10]*[.$B$10]/100)+[.E$11]*[.$B$11]/100+[.E$12]*[.$B$12]/100+[.E$13]*[.$B$13]/100+[.E$14]*[.$B$14]/100)" office:value-type="float" office:value="55500" calcext:value-type="float">
            <text:p>55500</text:p>
          </table:table-cell>
          <table:table-cell table:formula="of:=[.$B5]*(([.F$10]*[.$B$10]/100)+[.F$11]*[.$B$11]/100+[.F$12]*[.$B$12]/100+[.F$13]*[.$B$13]/100+[.F$14]*[.$B$14]/100)" office:value-type="float" office:value="70950" calcext:value-type="float">
            <text:p>70950</text:p>
          </table:table-cell>
          <table:table-cell table:formula="of:=[.$B5]*(([.G$10]*[.$B$10]/100)+[.G$11]*[.$B$11]/100+[.G$12]*[.$B$12]/100+[.G$13]*[.$B$13]/100+[.G$14]*[.$B$14]/100)" office:value-type="float" office:value="90030" calcext:value-type="float">
            <text:p>90030</text:p>
          </table:table-cell>
          <table:table-cell table:formula="of:=[.$B5]*(([.H$10]*[.$B$10]/100)+[.H$11]*[.$B$11]/100+[.H$12]*[.$B$12]/100+[.H$13]*[.$B$13]/100+[.H$14]*[.$B$14]/100)" office:value-type="float" office:value="103110" calcext:value-type="float">
            <text:p>103110</text:p>
          </table:table-cell>
          <table:table-cell table:formula="of:=[.$B5]*(([.I$10]*[.$B$10]/100)+[.I$11]*[.$B$11]/100+[.I$12]*[.$B$12]/100+[.I$13]*[.$B$13]/100+[.I$14]*[.$B$14]/100)" office:value-type="float" office:value="123675" calcext:value-type="float">
            <text:p>1236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llag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$B6]*(([.D$10]*[.$B$10]/100)+[.D$11]*[.$B$11]/100+[.D$12]*[.$B$12]/100+[.D$13]*[.$B$13]/100+[.D$14]*[.$B$14]/100)" office:value-type="float" office:value="5800" calcext:value-type="float">
            <text:p>5800</text:p>
          </table:table-cell>
          <table:table-cell table:formula="of:=[.$B6]*(([.E$10]*[.$B$10]/100)+[.E$11]*[.$B$11]/100+[.E$12]*[.$B$12]/100+[.E$13]*[.$B$13]/100+[.E$14]*[.$B$14]/100)" office:value-type="float" office:value="7400" calcext:value-type="float">
            <text:p>7400</text:p>
          </table:table-cell>
          <table:table-cell table:formula="of:=[.$B6]*(([.F$10]*[.$B$10]/100)+[.F$11]*[.$B$11]/100+[.F$12]*[.$B$12]/100+[.F$13]*[.$B$13]/100+[.F$14]*[.$B$14]/100)" office:value-type="float" office:value="9460" calcext:value-type="float">
            <text:p>9460</text:p>
          </table:table-cell>
          <table:table-cell table:formula="of:=[.$B6]*(([.G$10]*[.$B$10]/100)+[.G$11]*[.$B$11]/100+[.G$12]*[.$B$12]/100+[.G$13]*[.$B$13]/100+[.G$14]*[.$B$14]/100)" office:value-type="float" office:value="12004" calcext:value-type="float">
            <text:p>12004</text:p>
          </table:table-cell>
          <table:table-cell table:formula="of:=[.$B6]*(([.H$10]*[.$B$10]/100)+[.H$11]*[.$B$11]/100+[.H$12]*[.$B$12]/100+[.H$13]*[.$B$13]/100+[.H$14]*[.$B$14]/100)" office:value-type="float" office:value="13748" calcext:value-type="float">
            <text:p>13748</text:p>
          </table:table-cell>
          <table:table-cell table:formula="of:=[.$B6]*(([.I$10]*[.$B$10]/100)+[.I$11]*[.$B$11]/100+[.I$12]*[.$B$12]/100+[.I$13]*[.$B$13]/100+[.I$14]*[.$B$14]/100)" office:value-type="float" office:value="16490" calcext:value-type="float">
            <text:p>164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stle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$B7]*(([.D$10]*[.$B$10]/100)+[.D$11]*[.$B$11]/100+[.D$12]*[.$B$12]/100+[.D$13]*[.$B$13]/100+[.D$14]*[.$B$14]/100)" office:value-type="float" office:value="31900" calcext:value-type="float">
            <text:p>31900</text:p>
          </table:table-cell>
          <table:table-cell table:formula="of:=[.$B7]*(([.E$10]*[.$B$10]/100)+[.E$11]*[.$B$11]/100+[.E$12]*[.$B$12]/100+[.E$13]*[.$B$13]/100+[.E$14]*[.$B$14]/100)" office:value-type="float" office:value="40700" calcext:value-type="float">
            <text:p>40700</text:p>
          </table:table-cell>
          <table:table-cell table:formula="of:=[.$B7]*(([.F$10]*[.$B$10]/100)+[.F$11]*[.$B$11]/100+[.F$12]*[.$B$12]/100+[.F$13]*[.$B$13]/100+[.F$14]*[.$B$14]/100)" office:value-type="float" office:value="52030" calcext:value-type="float">
            <text:p>52030</text:p>
          </table:table-cell>
          <table:table-cell table:formula="of:=[.$B7]*(([.G$10]*[.$B$10]/100)+[.G$11]*[.$B$11]/100+[.G$12]*[.$B$12]/100+[.G$13]*[.$B$13]/100+[.G$14]*[.$B$14]/100)" office:value-type="float" office:value="66022" calcext:value-type="float">
            <text:p>66022</text:p>
          </table:table-cell>
          <table:table-cell table:formula="of:=[.$B7]*(([.H$10]*[.$B$10]/100)+[.H$11]*[.$B$11]/100+[.H$12]*[.$B$12]/100+[.H$13]*[.$B$13]/100+[.H$14]*[.$B$14]/100)" office:value-type="float" office:value="75614" calcext:value-type="float">
            <text:p>75614</text:p>
          </table:table-cell>
          <table:table-cell table:formula="of:=[.$B7]*(([.I$10]*[.$B$10]/100)+[.I$11]*[.$B$11]/100+[.I$12]*[.$B$12]/100+[.I$13]*[.$B$13]/100+[.I$14]*[.$B$14]/100)" office:value-type="float" office:value="90695" calcext:value-type="float">
            <text:p>906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wn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[.$B8]*(([.D$10]*[.$B$10]/100)+[.D$11]*[.$B$11]/100+[.D$12]*[.$B$12]/100+[.D$13]*[.$B$13]/100+[.D$14]*[.$B$14]/100)" office:value-type="float" office:value="65250" calcext:value-type="float">
            <text:p>65250</text:p>
          </table:table-cell>
          <table:table-cell table:formula="of:=[.$B8]*(([.E$10]*[.$B$10]/100)+[.E$11]*[.$B$11]/100+[.E$12]*[.$B$12]/100+[.E$13]*[.$B$13]/100+[.E$14]*[.$B$14]/100)" office:value-type="float" office:value="83250" calcext:value-type="float">
            <text:p>83250</text:p>
          </table:table-cell>
          <table:table-cell table:formula="of:=[.$B8]*(([.F$10]*[.$B$10]/100)+[.F$11]*[.$B$11]/100+[.F$12]*[.$B$12]/100+[.F$13]*[.$B$13]/100+[.F$14]*[.$B$14]/100)" office:value-type="float" office:value="106425" calcext:value-type="float">
            <text:p>106425</text:p>
          </table:table-cell>
          <table:table-cell table:formula="of:=[.$B8]*(([.G$10]*[.$B$10]/100)+[.G$11]*[.$B$11]/100+[.G$12]*[.$B$12]/100+[.G$13]*[.$B$13]/100+[.G$14]*[.$B$14]/100)" office:value-type="float" office:value="135045" calcext:value-type="float">
            <text:p>135045</text:p>
          </table:table-cell>
          <table:table-cell table:formula="of:=[.$B8]*(([.H$10]*[.$B$10]/100)+[.H$11]*[.$B$11]/100+[.H$12]*[.$B$12]/100+[.H$13]*[.$B$13]/100+[.H$14]*[.$B$14]/100)" office:value-type="float" office:value="154665" calcext:value-type="float">
            <text:p>154665</text:p>
          </table:table-cell>
          <table:table-cell table:formula="of:=[.$B8]*(([.I$10]*[.$B$10]/100)+[.I$11]*[.$B$11]/100+[.I$12]*[.$B$12]/100+[.I$13]*[.$B$13]/100+[.I$14]*[.$B$14]/100)" office:value-type="float" office:value="185512.5" calcext:value-type="float">
            <text:p>185512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mon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teran</text:p>
          </table:table-cell>
          <table:table-cell office:value-type="float" office:value="460" calcext:value-type="float">
            <text:p>46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te</text:p>
          </table:table-cell>
          <table:table-cell office:value-type="float" office:value="610" calcext:value-type="float">
            <text:p>6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ble</text:p>
          </table:table-cell>
          <table:table-cell office:value-type="float" office:value="1070" calcext:value-type="float">
            <text:p>107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23:44:14.0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0T21:11:40.235000000</meta:creation-date>
    <dc:date>2022-01-25T00:37:22.745000000</dc:date>
    <meta:editing-duration>PT7H41M46S</meta:editing-duration>
    <meta:editing-cycles>20</meta:editing-cycles>
    <meta:generator>LibreOffice/7.1.5.2$Windows_X86_64 LibreOffice_project/85f04e9f809797b8199d13c421bd8a2b025d52b5</meta:generator>
    <meta:document-statistic meta:table-count="2" meta:cell-count="187" meta:object-count="0"/>
  </office:meta>
</office:document-meta>
</file>